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7:.C22])" office:value-type="float" office:value="35.5">
            <text:p>35,5</text:p>
          </table:table-cell>
          <table:table-cell table:formula="of:=SUM([.D7:.D22])" office:value-type="float" office:value="2335">
            <text:p>2335</text:p>
          </table:table-cell>
          <table:table-cell table:formula="of:=SUM([.E7:.E22])" office:value-type="float" office:value="12">
            <text:p>12</text:p>
          </table:table-cell>
          <table:table-cell table:formula="of:=SUM([.F7:.F22])" office:value-type="float" office:value="12">
            <text:p>12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23]/[.C23]" office:value-type="float" office:value="65.7746478873239">
            <text:p>6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23]/[.E23]" office:value-type="float" office:value="2.95833333333333">
            <text:p>3,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23]/[.E23]" office:value-type="float" office:value="194.583333333333">
            <text:p>195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.03.2012</text:date>, <text:time>23:53:2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29T23:53:23</dc:date>
    <dc:creator>AT </dc:creator>
    <meta:editing-duration>PT05H16M41S</meta:editing-duration>
    <meta:editing-cycles>35</meta:editing-cycles>
    <meta:generator>OpenOffice.org/3.2$Linux OpenOffice.org_project/320m12$Build-9483</meta:generator>
    <meta:document-statistic meta:table-count="3" meta:cell-count="138" meta:object-count="0"/>
  </office:meta>
</office:document-meta>
</file>